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e30" officeooo:paragraph-rsid="00014e30"/>
    </style:style>
    <style:style style:name="P2" style:family="paragraph" style:parent-style-name="Standard">
      <style:text-properties officeooo:paragraph-rsid="00014e30"/>
    </style:style>
    <style:style style:name="T1" style:family="text">
      <style:text-properties officeooo:rsid="00014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1, IDS</text:p>
      <text:p text:style-name="Standard"/>
      <text:p text:style-name="Standard">You can find the <text:span text:style-name="Source_20_Text">adb</text:span> tool in <text:span text:style-name="Source_20_Text">&lt;sdk&gt;/platform-tools/ </text:span><text:span text:style-name="Source_20_Text"><text:span text:style-name="T1">This is the command line tool you will use to navigate through the android file system and locate any data held within the application's database.</text:span></text:span></text:p>
      <text:p text:style-name="Standard"><text:span text:style-name="Source_20_Text"/></text:p>
      <text:p text:style-name="P2"><text:span text:style-name="Source_20_Text"><text:span text:style-name="T1">You will start in the root directory. Your target file is in:</text:span></text:span></text:p>
      <text:p text:style-name="P2"><text:span text:style-name="Source_20_Text"><text:span text:style-name="T1">data/data/com.app.mobshep/databases</text:span></text:span></text:p>
      <text:p text:style-name="P2"><text:span text:style-name="Source_20_Text"/></text:p>
      <text:p text:style-name="P2"><text:span text:style-name="Source_20_Text"><text:span text:style-name="T1">Use the cat command to display the contents of file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1:07:59.491000000</meta:creation-date>
    <dc:date>2014-02-12T21:13:44.620000000</dc:date>
    <meta:editing-duration>P0D</meta:editing-duration>
    <meta:editing-cycles>1</meta:editing-cycles>
    <meta:document-statistic meta:table-count="0" meta:image-count="0" meta:object-count="0" meta:page-count="1" meta:paragraph-count="5" meta:word-count="59" meta:character-count="363" meta:non-whitespace-character-count="308"/>
    <meta:generator>LibreOffice/4.1.2.3$Windows_x86 LibreOffice_project/40b2d7fde7e8d2d7bc5a449dc65df4d08a7dd38</meta:generator>
  </office:meta>
</office:document-meta>
</file>